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ff"/>
    </style:style>
    <style:style style:name="ce4" style:family="table-cell" style:parent-style-name="Default">
      <style:table-cell-properties fo:wrap-option="wrap"/>
      <style:text-properties fo:color="#0000ff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fo:color="#0000ff"/>
    </style:style>
    <style:style style:name="ce6" style:family="table-cell" style:parent-style-name="Default">
      <style:table-cell-properties fo:wrap-option="wrap"/>
      <style:text-properties fo:color="#3333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- Se treinar, o agente deverá comer entre 300 e 400 frutas considerado /todas execuções.</text:p>
          </table:table-cell>
          <table:table-cell/>
        </table:table-row>
        <table:table-row table:style-name="ro1">
          <table:table-cell office:value-type="string" calcext:value-type="string">
            <text:p>- Utilizar ID3 para aprender energia das frutas pelos atributos delas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QUISITOS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table:style-name="ce3" office:value-type="string" calcext:value-type="string">
            <text:p>MAIN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4" office:value-type="string" calcext:value-type="string">
            <text:p>- O usuário deve determinar a quantidade de execuções para o jogo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4" office:value-type="string" calcext:value-type="string">
            <text:p>- O usário deve escolher uma opção de jogo entre Treinar ou Testar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4" office:value-type="string" calcext:value-type="string">
            <text:p>- O usuário deve escolher entre a heurística entre Zero ou Manhattan;</text:p>
          </table:table-cell>
          <table:table-cell table:style-name="ce9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Se Manhattan, criar a heurística pela distância de Manhattan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Se Zero, criar a heurística como zero para todos as posições do labirint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Desenhar o Labirinto do Jogo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jogo termina se atingir o número de execuções definido pelo usuári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2">
          <table:table-cell table:style-name="ce5" office:value-type="string" calcext:value-type="string">
            <text:p>- Ao fim de cada execução, o programa deve imprimir um arquivo de texto (.arff) contendo os atributos (incluindo energia) de todas as frutas que ele comeu. Ex: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<text:s text:c="8"/>&lt;madureza&gt;,&lt;carboidratos&gt;,&lt;fibras&gt;,&lt;proteínas&gt;,&lt;lipídeos&gt;,&lt;energia&gt;</text:p>
          </table:table-cell>
          <table:table-cell table:style-name="ce10"/>
        </table:table-row>
        <table:table-row table:style-name="ro1">
          <table:table-cell table:style-name="ce5" office:value-type="string" calcext:value-type="string">
            <text:p><text:s text:c="8"/>verde,alta,alta,alta,alta,50</text:p>
          </table:table-cell>
          <table:table-cell table:style-name="ce10"/>
        </table:table-row>
        <table:table-row table:style-name="ro2">
          <table:table-cell table:style-name="ce5" office:value-type="string" calcext:value-type="string">
            <text:p>- Ao fim de cada execução, imprimir um arquivo com o caminho, seu custo, energia final do agente, e se chegou ao destino, e se chegou vivo (atributos do Agente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- O Agente começa numa posição (i=S0)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O Agente se desloca por LRTA* até o destino (d=Sg);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Uma execução termina quando o agente chega ao destin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Se Testar, a execução termina também se o Agente ficar com menos de 75kcal <text:span text:style-name="T1">(</text:span>morreu<text:span text:style-name="T1">)</text:span>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deve armazezar a sequencia de estados que ele visita <text:span text:style-name="T1">(</text:span>caminho<text:span text:style-name="T1">)</text:span>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deve armazenar sua energia (i=250kcal) 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deve armazenar que chegou ao destin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deve armazenar se morreu sem energia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armazena uma heurística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Agente armazena o custo atual do caminho;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A cada passo, o agente atualiza sua herística (conforme LRTA*)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A cada passo, o agente atualiza o custo atual do caminho:</text:p>
          </table:table-cell>
          <table:table-cell table:style-name="ce12"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table:style-name="ce5" office:value-type="string" calcext:value-type="string">
            <text:p><text:s text:c="8"/>-Movimento Horizontal/Vertical: 1.0</text:p>
          </table:table-cell>
          <table:covered-table-cell table:style-name="ce10"/>
        </table:table-row>
        <table:table-row table:style-name="ro1">
          <table:table-cell table:style-name="ce5" office:value-type="string" calcext:value-type="string">
            <text:p><text:s text:c="8"/>-Movimento Diagonal: 1.5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style-name="ce6" office:value-type="string" calcext:value-type="string">
            <text:p>- Colocar uma fruta em cada posição livre do labirinto, menos So e Sg;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As Frutas devem ser colocadas aleatóriamente a cada execução;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style-name="ce6" office:value-type="string" calcext:value-type="string">
            <text:p>- Se Treinar, o Agente deve comer todas as frutas (max aprendizado);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- Deletar a Fruta do Labirinto após comer;</text:p>
          </table:table-cell>
          <table:table-cell/>
        </table:table-row>
        <table:table-row table:style-name="ro1">
          <table:table-cell office:value-type="string" calcext:value-type="string">
            <text:p>- O Agente deve armazenar todas as Frutas que ele come;</text:p>
          </table:table-cell>
          <table:table-cell/>
        </table:table-row>
        <table:table-row table:style-name="ro1">
          <table:table-cell office:value-type="string" calcext:value-type="string">
            <text:p>- Quando o Agente come uma Fruta sua energia aumenta conforme a fruta;</text:p>
          </table:table-cell>
          <table:table-cell/>
        </table:table-row>
        <table:table-row table:style-name="ro1">
          <table:table-cell office:value-type="string" calcext:value-type="string">
            <text:p>- O Agente não sabe em quanto sua energia aumenta antes de comer a fruta;</text:p>
          </table:table-cell>
          <table:table-cell/>
        </table:table-row>
        <table:table-row table:style-name="ro2">
          <table:table-cell office:value-type="string" calcext:value-type="string">
            <text:p>- O Agente deve ser capaz de coletar os atributos da fruta da posição em que ele está, antes de comer (menos energia);</text:p>
          </table:table-cell>
          <table:table-cell/>
        </table:table-row>
        <table:table-row table:style-name="ro1">
          <table:table-cell office:value-type="string" calcext:value-type="string">
            <text:p>- Se Testar, o Agente deve estimar a energia de uma fruta baseado em seus atributos;</text:p>
          </table:table-cell>
          <table:table-cell/>
        </table:table-row>
        <table:table-row table:style-name="ro1">
          <table:table-cell office:value-type="string" calcext:value-type="string">
            <text:p>- Se Testar, O Agente deve decidir entre deixar, comer ou guardar a Fruta;</text:p>
          </table:table-cell>
          <table:table-cell/>
        </table:table-row>
        <table:table-row table:style-name="ro1">
          <table:table-cell office:value-type="string" calcext:value-type="string">
            <text:p>- Se ele deixar sua energia não aumenta;</text:p>
          </table:table-cell>
          <table:table-cell/>
        </table:table-row>
        <table:table-row table:style-name="ro1">
          <table:table-cell office:value-type="string" calcext:value-type="string">
            <text:p>- Ao chegar a fonte, a Energia do Agente deve ser o mínima(-&gt;0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ERGIA (atributo public do Agente)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- A energia deve ser atualizada a cada movimento:</text:p>
          </table:table-cell>
          <table:table-cell/>
        </table:table-row>
        <table:table-row table:style-name="ro1">
          <table:table-cell office:value-type="string" calcext:value-type="string">
            <text:p>-Descontar a energia do movimento (75kcal);</text:p>
          </table:table-cell>
          <table:table-cell/>
        </table:table-row>
        <table:table-row table:style-name="ro1">
          <table:table-cell office:value-type="string" calcext:value-type="string">
            <text:p>-Incrementar a energia fornecida pela fruta, se ele comeu;</text:p>
          </table:table-cell>
          <table:table-cell/>
        </table:table-row>
        <table:table-row table:style-name="ro1">
          <table:table-cell office:value-type="string" calcext:value-type="string">
            <text:p>-Descontar a energia de comer a fruta (15kcal), se ele comeu;</text:p>
          </table:table-cell>
          <table:table-cell/>
        </table:table-row>
        <table:table-row table:style-name="ro1">
          <table:table-cell office:value-type="string" calcext:value-type="string">
            <text:p>-Descontar a energia de das frutas guardadas (5kcal*frutas guardadas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FRUTA</text:p>
          </table:table-cell>
          <table:table-cell table:style-name="ce10" office:value-type="string" calcext:value-type="string">
            <text:p>---</text:p>
          </table:table-cell>
        </table:table-row>
        <table:table-row table:style-name="ro1">
          <table:table-cell table:style-name="ce5" office:value-type="string" calcext:value-type="string">
            <text:p>- Uma fruta tem todo os atributos da tabela <text:span text:style-name="T1">(</text:span>lipideos, carboidratos, ...<text:span text:style-name="T1">)</text:span>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O valores dos atributos são sorteados aleatóriamente para cada fruta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- Um valor de energia deve ser calculado conforme os valores de seus atributos e a tabela 2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2">
          <table:table-cell table:style-name="ce5" office:value-type="string" calcext:value-type="string">
            <text:p>- O valor dos atributos deve ser conhecido pelo Agente (public) antes de comê-la (menos a energia).</text:p>
          </table:table-cell>
          <table:table-cell table:style-name="ce10" office:value-type="string" calcext:value-type="string">
            <text:p>OK</text:p>
          </table:table-cell>
        </table:table-row>
        <table:table-row table:style-name="ro1" table:number-rows-repeated="104851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9:22:52.302927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8:03:33.330954860</meta:creation-date>
    <dc:date>2017-11-23T23:05:56.091711106</dc:date>
    <meta:editing-duration>PT5H18M42S</meta:editing-duration>
    <meta:editing-cycles>11</meta:editing-cycles>
    <meta:generator>LibreOffice/5.1.6.2$Linux_X86_64 LibreOffice_project/10m0$Build-2</meta:generator>
    <meta:document-statistic meta:table-count="1" meta:cell-count="89" meta:object-count="0"/>
  </office:meta>
</office:document-meta>
</file>